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1mm" fo:margin-left="35.88mm" table:align="left" style:writing-mode="lr-tb"/>
    </style:style>
    <style:style style:name="Table1.A" style:family="table-column">
      <style:table-column-properties style:column-width="97.14mm"/>
    </style:style>
    <style:style style:name="Table1.B" style:family="table-column">
      <style:table-column-properties style:column-width="10.02mm"/>
    </style:style>
    <style:style style:name="Table1.C" style:family="table-column">
      <style:table-column-properties style:column-width="23.85mm"/>
    </style:style>
    <style:style style:name="Table1.1" style:family="table-row">
      <style:table-row-properties style:row-height="33.95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0.44mm" fo:keep-together="auto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76.19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8.05mm" style:rel-column-width="4608*"/>
    </style:style>
    <style:style style:name="Table2.B" style:family="table-column">
      <style:table-column-properties style:column-width="88.14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0.92mm" fo:line-height="0.35mm"/>
    </style:style>
    <style:style style:name="P3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65.6mm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151.8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5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88.7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6" style:family="paragraph" style:parent-style-name="Standard">
      <style:paragraph-properties fo:margin-left="7.62mm" fo:margin-right="0mm" fo:margin-top="3.81mm" fo:margin-bottom="3.18mm" fo:text-align="start" style:justify-single-word="false" fo:text-indent="0mm" style:auto-text-indent="false"/>
    </style:style>
    <style:style style:name="P7" style:family="paragraph" style:parent-style-name="Standard">
      <style:paragraph-properties fo:margin-left="83.82mm" fo:margin-right="0mm" fo:margin-top="5.08mm" fo:margin-bottom="0mm" fo:line-height="85%" fo:text-indent="0mm" style:auto-text-indent="false">
        <style:tab-stops>
          <style:tab-stop style:position="113.86mm" style:type="right"/>
          <style:tab-stop style:position="171.77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4.71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left="4.71mm" fo:margin-right="0mm" fo:margin-top="8.8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 style:text-scale="105%"/>
    </style:style>
    <style:style style:name="P10" style:family="paragraph" style:parent-style-name="Standard">
      <style:paragraph-properties fo:margin-left="0mm" fo:margin-right="12.7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paragraph-properties fo:margin-top="10.16mm" fo:margin-bottom="0mm" fo:line-height="83%">
        <style:tab-stops>
          <style:tab-stop style:position="156.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left="68.58mm" fo:margin-right="0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13" style:family="paragraph" style:parent-style-name="Standard">
      <style:paragraph-properties fo:margin-top="2.54mm" fo:margin-bottom="0mm"/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>
        <style:tab-stops>
          <style:tab-stop style:position="170.74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15" style:family="paragraph" style:parent-style-name="Standard">
      <style:paragraph-properties>
        <style:tab-stops>
          <style:tab-stop style:position="75.76mm" style:leader-style="dotted" style:leader-text="."/>
          <style:tab-stop style:position="155.89m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paragraph-properties fo:margin-left="96.52mm" fo:margin-right="0mm" fo:margin-top="17.15mm" fo:margin-bottom="0mm" fo:text-indent="0mm" style:auto-text-indent="false">
        <style:tab-stops>
          <style:tab-stop style:position="113.86mm" style:type="right"/>
          <style:tab-stop style:position="137.0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top="11.43mm" fo:margin-bottom="3.81mm"/>
      <style:text-properties fo:color="#000000" style:font-name="Times New Roman" fo:font-size="9.5pt" fo:letter-spacing="-0.07mm" style:font-size-asian="9.5pt" style:text-scale="110%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margin-top="4.45mm" fo:margin-bottom="0mm" fo:text-align="center" style:justify-single-word="false"/>
    </style:style>
    <style:style style:name="P30" style:family="paragraph" style:parent-style-name="Standard">
      <style:paragraph-properties fo:margin-left="0mm" fo:margin-right="1.27mm" fo:text-align="justify" style:justify-single-word="false" fo:text-indent="0mm" style:auto-text-indent="false"/>
    </style:style>
    <style:style style:name="P31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2" style:family="paragraph" style:parent-style-name="Standard" style:master-page-name="Standard">
      <style:paragraph-properties fo:line-height="0%" style:page-number="auto"/>
    </style:style>
    <style:style style:name="P33" style:family="paragraph" style:parent-style-name="Standard">
      <style:paragraph-properties fo:break-before="auto" fo:break-after="auto"/>
    </style:style>
    <style:style style:name="P3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8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12pt" fo:letter-spacing="1.78mm" style:font-size-asian="12pt" style:text-scale="105%"/>
    </style:style>
    <style:style style:name="T10" style:family="text">
      <style:text-properties fo:color="#000000" style:font-name="Times New Roman" fo:font-size="12pt" fo:letter-spacing="-0.02mm" style:font-size-asian="12pt" style:text-scale="105%"/>
    </style:style>
    <style:style style:name="T11" style:family="text">
      <style:text-properties fo:color="#000000" style:font-name="Times New Roman" fo:font-size="12pt" fo:letter-spacing="-0.07mm" style:font-size-asian="12pt" style:text-scale="105%"/>
    </style:style>
    <style:style style:name="T12" style:family="text">
      <style:text-properties fo:color="#000000" style:font-name="Times New Roman" fo:font-size="12pt" fo:letter-spacing="-0.12mm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8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3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24" style:family="text">
      <style:text-properties style:text-line-through-style="none" style:text-position="0% 100%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5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 <text:line-break/></text:span><text:span text:style-name="T4">(CHAPTER 50) <text:line-break/></text:span><text:span text:style-name="T2">SECTION 146(1)(b)</text:span></text:p>
            <text:p text:style-name="P29"><text:span text:style-name="T6">UNDERTAKING BY DIRECTOR TO TAKE <text:line-break/></text:span><text:span text:style-name="T2">AND PAY FOR QUALIFICATION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8">FORM</text:p>
            <text:p text:style-name="P9">46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2"/>
      <text:p text:style-name="P10">Folio No</text:p>
      <text:p text:style-name="P11">To: <text:span text:style-name="T23"><text:placeholder text:placeholder-type="text">&lt;o.name&gt;</text:placeholder></text:span></text:p>
      <text:p text:style-name="P12">(Name of Company)</text:p>
      <text:p text:style-name="P13">Company No: <text:span text:style-name="T23"><text:placeholder text:placeholder-type="text">&lt;o.uen&gt;</text:placeholder></text:span></text:p>
      <text:p text:style-name="P4">I, <text:span text:style-name="T25"><text:placeholder text:placeholder-type="text">&lt;get_director1(o.id)['name']&gt;</text:placeholder></text:span><text:span text:style-name="T24"> </text:span>of <text:span text:style-name="T25"><text:placeholder text:placeholder-type="text">&lt;get_partner_full_address(get_director1(o.id)['id'])&gt;</text:placeholder></text:span></text:p>
      <text:p text:style-name="P15"><text:span text:style-name="T7">*NRIC/Passport No </text:span><text:span text:style-name="T18"><text:placeholder text:placeholder-type="text">&lt;get_director1(o.id)['nric']&gt;</text:placeholder></text:span><text:span text:style-name="T7"> </text:span><text:span text:style-name="T3">Nationality </text:span><text:span text:style-name="T18"><text:placeholder text:placeholder-type="text">&lt;get_partner_country(get_director1(o.id)['id'])&gt;</text:placeholder></text:span></text:p>
      <text:p text:style-name="P14">do hereby undertake to take from the abovenamed company and to pay for<text:tab/></text:p>
      <text:p text:style-name="P30"><text:span text:style-name="T8">shares of $ <text:s/>each in the capital of the company,</text:span><text:span text:style-name="T9"> </text:span><text:span text:style-name="T10">being the number of shares required by the provisions of the articles of association of the company </text:span><text:span text:style-name="T8">for the qualification of a director of the company.</text:span></text:p>
      <text:p text:style-name="P3"><text:span text:style-name="T1">Dated this<text:tab/></text:span><text:span text:style-name="T3">day of<text:tab/></text:span></text:p>
      <text:p text:style-name="P17"><text:tab/>Signature: <text:tab/></text:p>
      <text:p text:style-name="P7"><text:span text:style-name="T3"><text:tab/></text:span><text:span text:style-name="T11">Name of Director: </text:span><text:span text:style-name="T17"><text:placeholder text:placeholder-type="text">&lt;get_director1(o.id)['name']&gt;</text:placeholder></text:span></text:p>
      <text:p text:style-name="P5">Signature of Witness: <text:tab/></text:p>
      <text:p text:style-name="P6"><text:span text:style-name="T5">Name, address <text:tab/><text:tab/>)<text:line-break/></text:span><text:span text:style-name="T12">and description<text:tab/><text:tab/>)<text:line-break/></text:span><text:span text:style-name="T3">of witness<text:tab/><text:tab/>)<text:line-break/><text:tab/><text:tab/><text:tab/><text:tab/>)<text:line-break/><text:tab/><text:tab/><text:tab/><text:tab/>)</text:span></text:p>
      <text:p text:style-name="P18">* Delete where inapplicabl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3">Lodged in the office of the Registrar of Companies &amp; </text:span><text:span text:style-name="T14">Businesses by</text:span></text:p>
            <text:p text:style-name="P22">Name:</text:p>
            <text:p text:style-name="P24">Address:</text:p>
            <text:p text:style-name="P25"><text:span text:style-name="T16">A/c No:<text:tab/></text:span><text:span text:style-name="T15">Tel No:</text:span></text:p>
            <text:p text:style-name="P26">Fax No: </text:p>
          </table:table-cell>
          <table:table-cell table:style-name="Table2.B1" office:value-type="string">
            <text:p text:style-name="P19">For Official Use</text:p>
            <text:p text:style-name="P21">_______________________________________</text:p>
            <text:p text:style-name="P27">Date of Registration:</text:p>
            <text:p text:style-name="P28">Receipt No:</text:p>
            <text:p text:style-name="P23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7.88mm" fo:margin-left="18.4mm" fo:margin-right="15.63mm" style:writing-mode="lr-tb" style:layout-grid-color="#c0c0c0" style:layout-grid-lines="2675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7</meta:editing-cycles>
    <meta:creation-date>2015-12-16T08:13:00</meta:creation-date>
    <dc:date>2016-01-13T13:46:30</dc:date>
    <meta:editing-duration>PT23M39S</meta:editing-duration>
    <meta:generator>LibreOffice/3.5$Linux_X86_64 LibreOffice_project/350m1$Build-2</meta:generator>
    <meta:document-statistic meta:table-count="2" meta:image-count="0" meta:object-count="0" meta:page-count="1" meta:paragraph-count="28" meta:word-count="145" meta:character-count="1037" meta:non-whitespace-character-count="8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